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style>
    <style:style style:name="P3" style:family="paragraph" style:parent-style-name="Standard">
      <style:text-properties style:font-name="Times New Roman" fo:font-size="14pt" fo:font-weight="bold" style:font-size-asian="14pt" style:font-weight-asian="bold" style:font-size-complex="14pt" style:font-weight-complex="bold"/>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style:font-name="Times New Roman"/>
    </style:style>
    <style:style style:name="T2" style:family="text">
      <style:text-properties style:font-name="Times New Roman" fo:font-style="italic" fo:font-weight="bold" style:font-style-asian="italic" style:font-weight-asian="bold" style:font-style-complex="italic" style:font-weight-complex="bold"/>
    </style:style>
    <style:style style:name="T3" style:family="text">
      <style:text-properties style:font-name-asian="Arial Unicode MS" style:font-name-complex="Tahoma"/>
    </style:style>
    <style:style style:name="T4" style:family="text">
      <style:text-properties style:font-name-asian="Times New Roman" style:font-name-complex="Times New Roman"/>
    </style:style>
    <style:style style:name="T5" style:family="text">
      <style:text-properties fo:language="cs" fo:country="CZ" style:font-name-asian="Times New Roman" style:font-name-complex="Times New Roman"/>
    </style:style>
    <style:style style:name="T6" style:family="text">
      <style:text-properties fo:language="cs" fo:country="CZ" fo:font-style="italic" style:font-name-asian="Times New Roman" style:font-style-asian="italic" style:font-name-complex="Times New Roman" style:font-style-complex="italic"/>
    </style:style>
    <style:style style:name="T7" style:family="text">
      <style:text-properties fo:language="cs" fo:country="CZ" fo:font-style="italic" fo:font-weight="bold" style:font-name-asian="Times New Roman" style:font-style-asian="italic" style:font-weight-asian="bold" style:font-name-complex="Times New Roman" style:font-style-complex="italic" style:font-weight-complex="bold"/>
    </style:style>
    <style:style style:name="T8" style:family="text">
      <style:text-properties fo:language="cs" fo:country="CZ" fo:font-weight="bold" style:font-name-asian="Times New Roman" style:font-weight-asian="bold" style:font-name-complex="Times New Roman" style:font-weight-complex="bold"/>
    </style:style>
    <style:style style:name="T9" style:family="text">
      <style:text-properties fo:language="cs" fo:country="CZ" fo:font-weight="normal" style:font-name-asian="Times New Roman" style:font-weight-asian="normal" style:font-name-complex="Times New Roman" style:font-weight-complex="normal"/>
    </style:style>
    <style:style style:name="T10" style:family="text">
      <style:text-properties fo:language="cs" fo:country="CZ" fo:font-style="normal" fo:font-weight="bold" style:font-name-asian="Times New Roman" style:font-style-asian="normal" style:font-weight-asian="bold" style:font-name-complex="Times New Roman" style:font-style-complex="normal" style:font-weight-complex="bold"/>
    </style:style>
    <style:style style:name="T11" style:family="text">
      <style:text-properties fo:language="en" fo:country="US" style:font-name-asian="Times New Roman" style:font-name-complex="Times New Roman"/>
    </style:style>
    <style:style style:name="T12" style:family="text">
      <style:text-properties fo:language="en" fo:country="US" fo:font-style="italic" style:font-name-asian="Times New Roman" style:font-style-asian="italic" style:font-name-complex="Times New Roman" style:font-style-complex="italic"/>
    </style:style>
    <style:style style:name="T13" style:family="text">
      <style:text-properties fo:language="en" fo:country="US" fo:font-style="italic" fo:font-weight="bold" style:font-name-asian="Times New Roman" style:font-style-asian="italic" style:font-weight-asian="bold" style:font-name-complex="Times New Roman" style:font-style-complex="italic" style:font-weight-complex="bold"/>
    </style:style>
    <style:style style:name="T14" style:family="text">
      <style:text-properties fo:language="en" fo:country="US" fo:font-weight="bold" style:font-name-asian="Times New Roman" style:font-weight-asian="bold" style:font-name-complex="Times New Roman" style:font-weight-complex="bold"/>
    </style:style>
    <style:style style:name="T15" style:family="text">
      <style:text-properties style:font-name="Times New Roman" fo:language="cs" fo:country="CZ" style:font-name-asian="Times New Roman" style:font-name-complex="Times New Roman"/>
    </style:style>
    <style:style style:name="T16" style:family="text">
      <style:text-properties style:font-name="Times New Roman" fo:language="cs" fo:country="CZ" fo:font-style="italic" style:font-name-asian="Times New Roman" style:font-style-asian="italic" style:font-name-complex="Times New Roman" style:font-style-complex="italic"/>
    </style:style>
    <style:style style:name="T17" style:family="text">
      <style:text-properties style:font-name="Times New Roman" fo:language="cs" fo:country="CZ" fo:font-style="italic" fo:font-weight="bold" style:font-name-asian="Times New Roman" style:font-style-asian="italic" style:font-weight-asian="bold" style:font-name-complex="Times New Roman" style:font-style-complex="italic" style:font-weight-complex="bold"/>
    </style:style>
    <style:style style:name="T18" style:family="text">
      <style:text-properties style:font-name="Times New Roman" fo:language="cs" fo:country="CZ" fo:font-weight="bold" style:font-name-asian="Times New Roman" style:font-weight-asian="bold" style:font-name-complex="Times New Roman" style:font-weight-complex="bold"/>
    </style:style>
    <style:style style:name="T19" style:family="text">
      <style:text-properties style:font-name="Times New Roman" fo:language="cs" fo:country="CZ" fo:font-style="normal" style:font-name-asian="Times New Roman" style:font-style-asian="normal" style:font-name-complex="Times New Roman" style:font-style-complex="normal"/>
    </style:style>
    <style:style style:name="T20" style:family="text">
      <style:text-properties style:font-name="Times New Roman" fo:language="en" fo:country="US" style:font-name-asian="Times New Roman" style:font-name-complex="Times New Roman"/>
    </style:style>
    <style:style style:name="T21" style:family="text">
      <style:text-properties style:font-name="Times New Roman" fo:language="en" fo:country="US" fo:font-style="italic" style:font-name-asian="Times New Roman" style:font-style-asian="italic" style:font-name-complex="Times New Roman" style:font-style-complex="italic"/>
    </style:style>
    <style:style style:name="T22" style:family="text">
      <style:text-properties style:font-name="Times New Roman" fo:language="en" fo:country="US" fo:font-style="italic" fo:font-weight="bold" style:font-name-asian="Times New Roman" style:font-style-asian="italic" style:font-weight-asian="bold" style:font-name-complex="Times New Roman" style:font-style-complex="italic" style:font-weight-complex="bold"/>
    </style:style>
    <style:style style:name="T23" style:family="text">
      <style:text-properties style:font-name="Times New Roman" fo:language="en" fo:country="US" fo:font-weight="bold" style:font-name-asian="Times New Roman" style:font-weight-asian="bold" style:font-name-complex="Times New Roman" style:font-weight-complex="bold"/>
    </style:style>
    <style:style style:name="T24" style:family="text">
      <style:text-properties style:font-name="Times New Roman" fo:language="en" fo:country="US" fo:font-style="normal" fo:font-weight="bold" style:font-name-asian="Times New Roman" style:font-style-asian="normal" style:font-weight-asian="bold" style:font-name-complex="Times New Roman" style:font-style-complex="normal" style:font-weight-complex="bold"/>
    </style:style>
    <style:style style:name="T25" style:family="text">
      <style:text-properties style:font-name="Times New Roman" fo:font-size="12pt" fo:language="en" fo:country="US" fo:font-weight="normal" style:font-name-asian="Times New Roman" style:font-size-asian="12pt" style:font-weight-asian="normal" style:font-name-complex="Times New Roman" style:font-size-complex="12pt" style:font-weight-complex="normal"/>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style:font-name-asian="Times New Roman" style:font-style-asian="italic" style:font-weight-asian="bold" style:font-name-complex="Times New Roman" style:font-style-complex="italic" style:font-weight-complex="bold"/>
    </style:style>
    <style:style style:name="T29" style:family="text">
      <style:text-properties fo:font-style="italic" fo:font-weight="bold" style:font-name-asian="Arial Unicode MS" style:font-style-asian="italic" style:font-weight-asian="bold" style:font-name-complex="Tahoma" style:font-style-complex="italic" style:font-weight-complex="bold"/>
    </style:style>
    <style:style style:name="T30" style:family="text">
      <style:text-properties fo:font-style="italic" style:font-name-asian="Times New Roman" style:font-style-asian="italic" style:font-name-complex="Times New Roman" style:font-style-complex="italic"/>
    </style:style>
    <style:style style:name="T31" style:family="text">
      <style:text-properties fo:font-style="italic" style:font-name-asian="Arial Unicode MS" style:font-style-asian="italic" style:font-name-complex="Tahoma" style:font-style-complex="italic"/>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style:font-name-asian="Times New Roman" style:font-weight-asian="bold" style:font-name-complex="Times New Roman" style:font-weight-complex="bold"/>
    </style:style>
    <style:style style:name="T35" style:family="text">
      <style:text-properties fo:font-weight="normal" style:font-weight-asian="normal" style:font-weight-complex="normal"/>
    </style:style>
    <style:style style:name="T36" style:family="text">
      <style:text-properties fo:font-style="normal" style:font-name-asian="Times New Roman" style:font-style-asian="normal" style:font-name-complex="Times New Roman" style:font-style-complex="normal"/>
    </style:style>
    <style:style style:name="T37" style:family="text">
      <style:text-properties fo:font-style="normal" fo:font-weight="bold" style:font-name-asian="Times New Roman" style:font-style-asian="normal" style:font-weight-asian="bold" style:font-name-complex="Times New Roman" style:font-style-complex="normal" style:font-weight-complex="bold"/>
    </style:style>
    <style:style style:name="T38" style:family="text">
      <style:text-properties fo:font-size="14pt"/>
    </style:style>
    <style:style style:name="T39" style:family="text">
      <style:text-properties style:font-size-asian="14pt"/>
    </style:style>
    <style:style style:name="T40" style:family="text">
      <style:text-properties style:font-weight-asian="bold"/>
    </style:style>
    <style:style style:name="T41" style:family="text">
      <style:text-properties style:font-size-complex="14pt"/>
    </style:style>
    <style:style style:name="T42" style:family="text">
      <style:text-properties style:font-weight-complex="bol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Yet Another Parser Generator – ta zajímavá dokumentace</text:p>
      <text:p text:style-name="Standard"/>
      <text:p text:style-name="Standard">Teorie</text:p>
      <text:p text:style-name="Standard"><text:tab/>Nejprve si popíšeme, jak vypadá tzv. <text:span text:style-name="T33">LR(0) parser</text:span>. Parser čte vstup po jednom symbolu a jakmile suffix symbolů, které už načetl, odpovídá pravé straně nějakého pravidla, redukuje tyto symboly na symbol na levé straně pravidla. Parser má konečný počet „stavů“, které reprezentují různé zajímavé situace, ve kterých se může ocitnout. Parser tyto „stavy“ kupí na zásobník a tak se sám může vyskytovat v nekonečně mnoha různých konfiguracích, což je označení, které budeme používat pro dvojici tvořenou zásobníkem stavů a vstupem, který se má ještě zpracovat. Na stavy, které parser pokládá na zásobník, se dá nahlížet jako na množiny tzv. itemů. Itemem budeme rozumět nějaké přepisovací pravidlo gramatiky, ve kterém je na nějaké pozici mezi symboly či na kraji vložen ukazatel, tečka. Tato tečka označuje, co ještě parser čeká, že načte, pokud by chtěl redukovat symboly tímto pravidlem. Na začátku má parser na zásobníku pouze počáteční stav. Počáteční stav obsahuje item za každé přepisovací pravidlo, na jehož levé straně je počáteční symbol gramatiky. Všechny tyto itemy mají tečku hned na začátku; cíl parseru bude tedy nějak ze vstupu vydobýt symboly, které tvoří pravou stranu některého z těchto pravidel. Tyto itemy však tvoří pouze jádro počátečního stavu, každý stav musí být totiž tvořen uzavřenou množinou itemů. Množina itemů M je uzavřená, právě když platí</text:p>
      <text:p text:style-name="Standard"/>
      <text:p text:style-name="P5"><draw:frame draw:style-name="fr1" draw:name="Objekt1" text:anchor-type="as-char" svg:y="-0.362cm" svg:width="7.622cm" svg:height="0.467cm" draw:z-index="0"><draw:object xlink:href="./Object 1" xlink:type="simple" xlink:show="embed" xlink:actuate="onLoad"/><draw:image xlink:href="./ObjectReplacements/Object 1" xlink:type="simple" xlink:show="embed" xlink:actuate="onLoad"/></draw:frame></text:p>
      <text:p text:style-name="Standard">kde <text:span text:style-name="T2">α</text:span><text:span text:style-name="T1">, </text:span><text:span text:style-name="T2">β</text:span><text:span text:style-name="T1"> i </text:span><text:span text:style-name="T2">γ</text:span><text:span text:style-name="T1"> jsou posloupnosti symbolů a </text:span><text:span text:style-name="T2">P</text:span><text:span text:style-name="T1"> je množina pravidel gramatiky. Pokud si tedy parser dělá v nějakém stavu zálusk na nějaký neterminál, podívá se na pravidla, kterými ho může přepsat, a začne hledat symboly z jejich pravé strany.</text:span></text:p>
      <text:p text:style-name="Standard"><text:span text:style-name="T1"><text:tab/>Stavy automatu a jejich konstrukce se nám bude představovat líp, když si je umístíme do grafu. Za každý symbol </text:span><text:span text:style-name="T2">X</text:span><text:span text:style-name="T1">, který se někde v množině itemů stavu </text:span><text:span text:style-name="T2">p</text:span><text:span text:style-name="T1"> objevuje napravo od tečky, povede ze stavu </text:span><text:span text:style-name="T2">p</text:span><text:span text:style-name="T1"> hrana označená symbolem </text:span><text:span text:style-name="T2">X</text:span><text:span text:style-name="T1"> do dalšího stavu. Jádro tohoto nového stavu bude tvořeno všemi itemy stavu </text:span><text:span text:style-name="T2">p</text:span><text:span text:style-name="T1">, kde se symbol </text:span><text:span text:style-name="T2">X</text:span><text:span text:style-name="T1"> objevoval napravo od tečky, jenom tečka už bude posunuta za </text:span><text:span text:style-name="T2">X</text:span><text:span text:style-name="T1">. Stav bude pochopitelně navíc obsahovat další prvky, které ho uzavřou.</text:span></text:p>
      <text:p text:style-name="Standard"><text:span text:style-name="T1"><text:tab/>Tímto se nám už nabízí způsob, kterým tyto stavy zkonstruovat a to je prostý průchod tímto grafem. Stavy jsou s množinami itemů isomorfní a tak pokud povede hrana do nějakého nového stavu tvořeného množinou itemů, kterou jsem už potkali, nevytvoříme stav nový, ale napojíme hranu do stavu již existujícího. Tak máme zaručen i konečný počet stavů, za předpokladu, že vstupní gramatika je konečná.</text:span></text:p>
      <text:p text:style-name="Standard"><text:span text:style-name="T1"/></text:p>
      <text:p text:style-name="P1"><text:tab/>Parser pracuje tak, že si naloží na zásobník počáteční stav a začíná následovně pracovat:</text:p>
      <text:p text:style-name="P1"><text:tab/>Pokud z vrchního stavu vede hrana označená terminálním symbolem, který je právě na vstupu, parser jej načte a posune se po hraně do nového stavu (přihodí stav na zásobník).</text:p>
      <text:p text:style-name="P1"><text:tab/>Pokud ve vrchním stavu existuje item, který má tečku už na konci, parser podle jeho přepisovacího pravidla zredukuje symboly, které už načetl. To znamená, že se posune o <text:span text:style-name="T27">k</text:span> stavů zpět (odstraní ze zásobníku <text:span text:style-name="T27">k</text:span> stavů) a z nově vrchního stavu se posune po hraně označené symbolem <text:span text:style-name="T27">A</text:span>, kde <text:span text:style-name="T27">A</text:span> je symbol na levé straně onoho přepisovacího pravidla a <text:span text:style-name="T27">k</text:span> je počet symbolů na jeho pravé straně. Hrana označená symbolem <text:span text:style-name="T27">A</text:span> v takovém stavu musí vždy existovat; jedinou výjimkou je počáteční stav, kde se itemy s přepisovacími pravidly pro počáteční symbol objevily z naší vůle. Pokud však ale parser v tuto chvíli zároveň dočetl celý vstup, ukončí parsování a ohlásí úspěšný výsledek, v opačném případě zahlásí chybu.</text:p>
      <text:p text:style-name="P1"/>
      <text:p text:style-name="P1"><text:tab/>Z výše popsaného je vidět, že jednání parseru nemusí být vždy deterministické. Někdy bude možné redukovat podle více pravidel najednou (tzv. <text:span text:style-name="T33">reduce</text:span>/<text:span text:style-name="T33">reduce</text:span> konflikt) a jindy zase bude možné jak redukovat, tak číst (<text:span text:style-name="T33">shift</text:span>/<text:span text:style-name="T33">reduce</text:span> konflikt). Gramatiky, jejichž LR(0) parsery jsou deterministické, nejsou ale příliš použitelné a tak se budeme snažit konstruovat <text:span text:style-name="T33">SLR(1)</text:span> a <text:span text:style-name="T33">LALR(1)</text:span> parsery. Nadále se budu zaměřovat na konstrukci LALR(1) parserů, jelikož jsou silnější než SLR(1) parsery (množina gramatik s deterministickými SLR(1) parsery je vlastní podmnožinou těch s <text:soft-page-break/>deterministickými LALR(1) parsery).</text:p>
      <text:p text:style-name="P1"/>
      <text:p text:style-name="P1"><text:tab/>Naším cílem bude pro každý finální item <text:span text:style-name="T27">A</text:span><text:span text:style-name="T28">→ω.</text:span><text:span text:style-name="T4"> v nějakém stavu </text:span><text:span text:style-name="T28">q</text:span><text:span text:style-name="T4"> spočítat množinu terminálů, při jejichž spatření na začátku zbývajícího vstupu </text:span><text:span text:style-name="T3">můžeme ve stavu </text:span><text:span text:style-name="T29">q</text:span><text:span text:style-name="T3"> podle pravidla </text:span><text:span text:style-name="T29">A</text:span><text:span text:style-name="T28">→ω</text:span><text:span text:style-name="T4"> redukovat. Mějmě konfigurace, do kterých se dostaneme z konfigurací s vrchním stavem </text:span><text:span text:style-name="T28">q</text:span><text:span text:style-name="T4"> <text:s/>redukcí podle </text:span><text:span text:style-name="T28">A→ω</text:span><text:span text:style-name="T4"> a které vedou k úspěšnému doparsování. Množinu přípustných terminálů pravidla </text:span><text:span text:style-name="T28">A→ω</text:span><text:span text:style-name="T4"> ve stavu </text:span><text:span text:style-name="T28">q</text:span><text:span text:style-name="T4"> budou tvořit symboly, které se v těchto konfiguracích vyskytují na začátku vstupu. Těmto množinám budeme říkat </text:span><text:span text:style-name="T37">lookahead množiny</text:span><text:span text:style-name="T4">.</text:span></text:p>
      <text:p text:style-name="P1"><text:span text:style-name="T4"><text:tab/>Povšimneme si, že při redukci podle </text:span><text:span text:style-name="T28">A→ω</text:span><text:span text:style-name="T4"> se vrátíme o </text:span><text:span text:style-name="T14">|</text:span><text:span text:style-name="T13">ω</text:span><text:span text:style-name="T14">| </text:span><text:span text:style-name="T9">(počet symbolů v řetězci </text:span><text:span text:style-name="T13">ω</text:span><text:span text:style-name="T9">)</text:span><text:span text:style-name="T11"> </text:span><text:span text:style-name="T5">stavů a poté přejdeme přes hranu označenou symbolem </text:span><text:span text:style-name="T7">A</text:span><text:span text:style-name="T5">. <text:tab/>Pro hrany označené neterminálním symbolem si tedy definujeme tzv. </text:span><text:span text:style-name="T8">Follow</text:span><text:span text:style-name="T5"> množiny. </text:span><text:span text:style-name="T8">Follow</text:span><text:span text:style-name="T5"> množina hrany ze stavu </text:span><text:span text:style-name="T7">p</text:span><text:span text:style-name="T5"> označené symbolem </text:span><text:span text:style-name="T7">A</text:span><text:span text:style-name="T5"> je definována jako množina symbolů, které se mohou objevit na začátku vstupu v konfiguracích, které měly vrchní stav </text:span><text:span text:style-name="T7">p</text:span><text:span text:style-name="T5"> a přesunuli se po hraně označené symbolem </text:span><text:span text:style-name="T7">A</text:span><text:span text:style-name="T5">. Dá se pak jednoduše dokázat, že </text:span><text:span text:style-name="T8">lookahead množina</text:span><text:span text:style-name="T5"> nějakého itemu </text:span><text:span text:style-name="T7">A→ω.</text:span><text:span text:style-name="T5"> ve stavu </text:span><text:span text:style-name="T7">q</text:span><text:span text:style-name="T5"> je jen sjednocením </text:span><text:span text:style-name="T8">Follow</text:span><text:span text:style-name="T5"> množin hran vedoucích ze stavů </text:span><text:span text:style-name="T7">p</text:span><text:span text:style-name="T5"> označených symbolem </text:span><text:span text:style-name="T7">A</text:span><text:span text:style-name="T5">, kde stavy </text:span><text:span text:style-name="T7">p</text:span><text:span text:style-name="T5"> myslíme stavy, ze kterých existuje cesta do </text:span><text:span text:style-name="T7">q</text:span><text:span text:style-name="T5"> označená symboly ve </text:span><text:span text:style-name="T7">ω</text:span><text:span text:style-name="T5">.</text:span></text:p>
      <text:p text:style-name="P1"><text:span text:style-name="T5"><text:tab/>Teď si všimneme zajímavého vztahu mezi </text:span><text:span text:style-name="T8">Follow</text:span><text:span text:style-name="T5"> množinami neterminálních hran. Nechť existuje hrana ze stavu </text:span><text:span text:style-name="T7">p</text:span><text:span text:style-name="T5"> do stavu </text:span><text:span text:style-name="T7">r</text:span><text:span text:style-name="T5"> označená neterminálem </text:span><text:span text:style-name="T7">A</text:span><text:span text:style-name="T5"> a stav </text:span><text:span text:style-name="T7">r</text:span><text:span text:style-name="T5"> obsahuje item tvaru </text:span><text:span text:style-name="T7">B→</text:span><text:span text:style-name="T17">αA.γ</text:span><text:span text:style-name="T15">, kde </text:span><text:span text:style-name="T17">γ</text:span><text:span text:style-name="T15"> je nulovatelný řetězec (řetězec, který jde přepsat na prázdný řetězec). Mějme dále hrany označené symbolem </text:span><text:span text:style-name="T17">B</text:span><text:span text:style-name="T15">, které vedou ze stavů </text:span><text:span text:style-name="T17">p</text:span><text:span text:style-name="T22">'</text:span><text:span text:style-name="T20">, </text:span><text:span text:style-name="T15">ze kterých existuje cesta do </text:span><text:span text:style-name="T17">p</text:span><text:span text:style-name="T15"> pod řetězcem </text:span><text:span text:style-name="T17">α</text:span><text:span text:style-name="T15">. Follow množina hrany z </text:span><text:span text:style-name="T17">p</text:span><text:span text:style-name="T15"> do </text:span><text:span text:style-name="T17">r</text:span><text:span text:style-name="T15"> pak obsahuje všechny prvky z Follow množin takových hran. Důvod je takový, že pokud přejdeme z </text:span><text:span text:style-name="T17">p</text:span><text:span text:style-name="T15"> do </text:span><text:span text:style-name="T17">r</text:span><text:span text:style-name="T15"> pod symbolem </text:span><text:span text:style-name="T17">A</text:span><text:span text:style-name="T15">, můžeme potom bez načtení dalšího symbolu zredukovat z ničeho řetězec </text:span><text:span text:style-name="T17">γ</text:span><text:span text:style-name="T15"> a poté redukovat podle pravidla </text:span><text:span text:style-name="T7">B→</text:span><text:span text:style-name="T17">αAγ</text:span><text:span text:style-name="T15">, čímž se vrátíme do nějakého stavu </text:span><text:span text:style-name="T17">p</text:span><text:span text:style-name="T22">'</text:span><text:span text:style-name="T20"> a </text:span><text:span text:style-name="T15">z něj se vydáme po hraně označené symbolem </text:span><text:span text:style-name="T17">B</text:span><text:span text:style-name="T15">. Tudíž jakýkoliv symbol, který by byl v tu chvíli přípustný, bude přípustný i po přejití přes hranu ze stavu </text:span><text:span text:style-name="T17">p</text:span><text:span text:style-name="T15"> do stavu </text:span><text:span text:style-name="T17">r</text:span><text:span text:style-name="T15">. Tuto relaci mezi hranou z </text:span><text:span text:style-name="T17">p</text:span><text:span text:style-name="T15"> do </text:span><text:span text:style-name="T17">r</text:span><text:span text:style-name="T15"> a hranou z </text:span><text:span text:style-name="T17">p</text:span><text:span text:style-name="T22">'</text:span><text:span text:style-name="T20"> </text:span><text:span text:style-name="T15">pod symbolem </text:span><text:span text:style-name="T17">B</text:span><text:span text:style-name="T15"> budeme nazývat </text:span><text:span text:style-name="T18">includes</text:span><text:span text:style-name="T15">.</text:span></text:p>
      <text:p text:style-name="P1"><text:span text:style-name="T15"><text:tab/>Druhým klíčovým pozorováním, nebo spíš definicí, je to, že </text:span><text:span text:style-name="T18">Read</text:span><text:span text:style-name="T15"> množina nějaké neterminální hrany je podmnožinou její </text:span><text:span text:style-name="T18">Follow</text:span><text:span text:style-name="T15"> množiny, kde </text:span><text:span text:style-name="T18">Read</text:span><text:span text:style-name="T15"> množinou hrany ze stavu </text:span><text:span text:style-name="T17">p</text:span><text:span text:style-name="T15"> označené symbolem </text:span><text:span text:style-name="T17">A</text:span><text:span text:style-name="T15"> definujeme jako množinu symbolů, které lze načíst před tím, než bude redukován nějaký řetězec obsahující </text:span><text:span text:style-name="T17">A</text:span><text:span text:style-name="T15">. Poté můžeme dokázat i silnější tvrzení, které nám dá jednoduchý způsob, jak </text:span><text:span text:style-name="T18">Follow</text:span><text:span text:style-name="T15"> množiny spočítat. </text:span><text:span text:style-name="T18">Follow</text:span><text:span text:style-name="T15"> množina nějaké hrany je totiž sjednocení </text:span><text:span text:style-name="T18">Read</text:span><text:span text:style-name="T15"> množin hran, které jsou z této hrany dosažitelné po relaci </text:span><text:span text:style-name="T18">includes</text:span><text:span text:style-name="T15">.</text:span></text:p>
      <text:p text:style-name="P1"><text:span text:style-name="T15"><text:tab/>Mezi </text:span><text:span text:style-name="T18">Read</text:span><text:span text:style-name="T15"> množinami je podobný vztah jako mezi </text:span><text:span text:style-name="T18">Follow</text:span><text:span text:style-name="T15"> množinami. </text:span><text:span text:style-name="T18">Read</text:span><text:span text:style-name="T15"> množina hrany ze stavu do </text:span><text:span text:style-name="T17">p</text:span><text:span text:style-name="T15"> do stavu </text:span><text:span text:style-name="T17">p</text:span><text:span text:style-name="T22">'</text:span><text:span text:style-name="T20"> </text:span><text:span text:style-name="T15">obsahuje </text:span><text:span text:style-name="T18">Read</text:span><text:span text:style-name="T15"> množiny hran ze stavu </text:span><text:span text:style-name="T22">p'</text:span><text:span text:style-name="T20"> </text:span><text:span text:style-name="T15">označených nějakým nulovatelným symbolem. Této relaci budeme říkat relace </text:span><text:span text:style-name="T18">reads</text:span><text:span text:style-name="T15">. Další analogickou definicí budou takzvané </text:span><text:span text:style-name="T18">DR</text:span><text:span text:style-name="T15"> (</text:span><text:span text:style-name="T18">Direct Read</text:span><text:span text:style-name="T15">) množiny. </text:span><text:span text:style-name="T18">DR</text:span><text:span text:style-name="T15"> množina nějaké neterminální hrany ze stavu </text:span><text:span text:style-name="T17">p</text:span><text:span text:style-name="T15"> do stavu </text:span><text:span text:style-name="T17">p</text:span><text:span text:style-name="T22">'</text:span><text:span text:style-name="T20"> </text:span><text:span text:style-name="T15">je množina terminálních symbolů, které se objevují na hranách vedoucích ze stavu </text:span><text:span text:style-name="T22">p'</text:span><text:span text:style-name="T20">. </text:span><text:span text:style-name="T18">DR</text:span><text:span text:style-name="T15"> množiny jsou samozřejmě podmnožinou </text:span><text:span text:style-name="T18">Read</text:span><text:span text:style-name="T15"> množin. Můžem pak dokázat i to, že </text:span><text:span text:style-name="T18">Read</text:span><text:span text:style-name="T15"> množiny nejsou ničím jiným než sjednocením </text:span><text:span text:style-name="T18">DR</text:span><text:span text:style-name="T15"> množin hran dosažitelných po relaci </text:span><text:span text:style-name="T18">reads</text:span><text:span text:style-name="T15">.</text:span></text:p>
      <text:p text:style-name="P1"><text:span text:style-name="T15"><text:tab/>LALR(1) parser je poté definován a tvořen stejně jako LR(0) parser, jenom redukci podle nějakého finálního itemu budeme připouštět pouze v případě, že další symbol na vstupu leží v </text:span><text:span text:style-name="T18">lookahead množině</text:span><text:span text:style-name="T15"> onoho itemu, čímž se dramaticky sníží počet konfliktů v gramatice.</text:span></text:p>
      <text:p text:style-name="P1"><text:span text:style-name="T15"><text:tab/>Hezčí definice využívající bohatou notaci a obrázky, případně vynechané důkazy, se dají najít v článku DeRemera a Pennella </text:span><text:span text:style-name="T25">[1]</text:span><text:span text:style-name="T15"> na stranách </text:span><text:span text:style-name="T20">619-622</text:span><text:span text:style-name="T15"> a </text:span><text:span text:style-name="T20">645-647</text:span><text:span text:style-name="T15">. Článek je volně dostupný na.</text:span></text:p>
      <text:p text:style-name="P1"><text:span text:style-name="T15"/></text:p>
      <text:p text:style-name="P3"><text:span text:style-name="T15">Implementace</text:span></text:p>
      <text:p text:style-name="P4"><text:span text:style-name="T15"><text:tab/>Parsery zkonstruované naším programem budou reprezentovány dvojící tabulek. Parsovací tabulka se indexuje prvně vrchním stavem a druhak terminálním symbolem, který nás čeká na vstupu, a hodnotami jsou akce, které by měl parser v dané konfiguraci vykonat. V jedné buňce takové tabulky může být například akce </text:span><text:span text:style-name="T18">shift</text:span><text:span text:style-name="T15"> s číslem nějakého stavu, což značí, že parser má terminál ze vstupu načíst a přihodit řečený stav na zásobník. Dále může v buňce parsovací tabulky </text:span><text:soft-page-break/><text:span text:style-name="T15">sedět akce </text:span><text:span text:style-name="T18">reduce</text:span><text:span text:style-name="T15"> a číslo nějakého přepisovacího pravidla, což pro parser znamená to, že má ze zásobníku odhodit tolik stavů, kolik je symbolů na pravé straně onoho přepisovacího pravidla a z nově vzniklé konfigurace se posunout na další stav podle goto tabulky. Goto tabulka pro každý stav a právě vzniklý neterminál určuje číslo stavu, který se má přihodit na zásobník. Další přípustnou hodnotou v parsovací tabulce je </text:span><text:span text:style-name="T18">fail</text:span><text:span text:style-name="T15">, což značí chybu ve vstupu; zadaný text není v popsaném jazyce.</text:span></text:p>
      <text:p text:style-name="P4"><text:span text:style-name="T15"><text:tab/>Náš parser si krom těchto dvou tabulek musí pamatovat i jména symbolů, abychom mohli vyrobit čitelný složkový stromeček, a podobu přepisovacích pravidel (minimálně neterminál na levé straně a počet symbolů na pravé straně).</text:span></text:p>
      <text:p text:style-name="P4"><text:span text:style-name="T15"><text:tab/>Definici gramatiky, včetně specifikace lexeru a parseru, přečteme a rozparsujeme pomocí parseru vygenerovaného naším nástrojem. Ke gramatice si přidáme terminální symbol </text:span><text:span text:style-name="T22">$end</text:span><text:span text:style-name="T20">, </text:span><text:span text:style-name="T15">který značí konec vstupu, a neterminál </text:span><text:span text:style-name="T22">$start</text:span><text:span text:style-name="T20">, </text:span><text:span text:style-name="T15">který bude skutečným počátečním symbolem gramatiky. Do gramatiky zamícháme i přepisovací pravidlo </text:span><text:span text:style-name="T22">&lt;$start&gt; </text:span><text:span text:style-name="T24">::=</text:span><text:span text:style-name="T22"> &lt;start&gt; $end</text:span><text:span text:style-name="T20">, </text:span><text:span text:style-name="T15">kde </text:span><text:span text:style-name="T23">&lt;</text:span><text:span text:style-name="T18">start</text:span><text:span text:style-name="T23">&gt;</text:span><text:span text:style-name="T15"> je uživatelský počáteční symbol, pro který už může existovat vícero přepisovacích pravidel. Důvod, pro toto rozšíření, je přidání symbolu </text:span><text:span text:style-name="T22">$end</text:span><text:span text:style-name="T20">, </text:span><text:span text:style-name="T15">který nám umožní se chovat ke konci vstupu konzistentně, stejně jako k jakémukoliv jinému symbolu před námi (bude moct náležet do lookahead množin a bude mít hezky vlastní sloupek v parsovací tabulce). Symboly jsou spojitě očíslovány s tím, že terminály mají nižší čísla než neterminály, </text:span><text:span text:style-name="T22">$end</text:span><text:span text:style-name="T20"> </text:span><text:span text:style-name="T15">má číslo 0 a </text:span><text:span text:style-name="T22">$start</text:span><text:span text:style-name="T20"> </text:span><text:span text:style-name="T15">má číslo rovné počtu terminálů (čili se jedná o neterminál s nejnižším číslem). Nejdůležitější krok zpracování gramatiky je metoda </text:span><text:span text:style-name="T19">ComputeTables</text:span><text:span text:style-name="T15"> třídy </text:span><text:span text:style-name="T19">GrammarProcessor</text:span><text:span text:style-name="T15">, která je zodpovědná právě za konstrukci stavů, </text:span><text:span text:style-name="T18">lookahead množin</text:span><text:span text:style-name="T15"> a tabulek parseru.</text:span></text:p>
      <text:p text:style-name="P4"><text:span text:style-name="T15"><text:tab/></text:span><text:span text:style-name="T18">Lookahead množiny</text:span><text:span text:style-name="T15"> spočítáme jednoduše sjednocením relevantních </text:span><text:span text:style-name="T18">Follow</text:span><text:span text:style-name="T15"> množin. </text:span><text:span text:style-name="T18">Follow</text:span><text:span text:style-name="T15"> množiny spočítáme, stejně jako </text:span><text:span text:style-name="T18">Read</text:span><text:span text:style-name="T15"> množiny, algoritmem Digraph, který jsem prezentoval v zápočtové práci k Algoritmům a datovým strukturám I, kde jsem i dokazoval jeho správnost. Je to algoritmus na hledání silně souvislých komponent grafu, dá se však ale jednoduše upravit, aby hledal reflexivní tranzitivní uzávěr našich relací.</text:span></text:p>
      <text:p text:style-name="P4"><text:span text:style-name="T15"><text:tab/>Relace </text:span><text:span text:style-name="T18">reads</text:span><text:span text:style-name="T15"> i </text:span><text:span text:style-name="T18">includes</text:span><text:span text:style-name="T15"> jsou reprezentovány pomocí orákula, které je dopočítává za běhu, jelikož po žádné se neprojde více než jednou a nenapadá mě nijak efektivnější způsob předčasného výpočtu.</text:span></text:p>
      <text:p text:style-name="P4"><text:span text:style-name="T15"><text:tab/>ComputeTables nejprve vytvoří LR(0) parser průchodem grafu stavů, poté zjistí stavy, ve kterých stavech se vyskytují konflikty a začne v nich dopočítávat </text:span><text:span text:style-name="T18">lookahead množiny</text:span><text:span text:style-name="T15">. Pokud si uživatel nevynucuje </text:span><text:span text:style-name="T18">LALR(1) lookahead množiny</text:span><text:span text:style-name="T15">, tak zkusíme nejdříve spočítat </text:span><text:span text:style-name="T18">SLR(1) lookahead množiny</text:span><text:span text:style-name="T15">. Ty se dají vypočítat také algoritmem Digraph spuštěným na grafu, kde vrcholy jsou neterminály a hrany jsou podobné relaci </text:span><text:span text:style-name="T18">includes</text:span><text:span text:style-name="T15"> (dá se to říct i tak, že existuje hrana z </text:span><text:span text:style-name="T17">A</text:span><text:span text:style-name="T15"> do </text:span><text:span text:style-name="T17">B</text:span><text:span text:style-name="T15">, pokud platí relace </text:span><text:span text:style-name="T18">includes</text:span><text:span text:style-name="T15"> mezi nějakou hranou označenou symbolem </text:span><text:span text:style-name="T17">A</text:span><text:span text:style-name="T15"> a nějakou hranou označenou symbolem </text:span><text:span text:style-name="T17">B</text:span><text:span text:style-name="T19">;</text:span><text:span text:style-name="T15"> viz. strana</text:span><text:span text:style-name="T20"> 636 v [1]</text:span><text:span text:style-name="T15">). Počáteční množiny pro algoritmus Digraph na výpočet </text:span><text:span text:style-name="T18">SLR(1) lookahead množin</text:span><text:span text:style-name="T15"> jsou sjednocení </text:span><text:span text:style-name="T18">Read</text:span><text:span text:style-name="T15"> množin hran označených nějakým stejným neterminálem. Pokud SLR(1) nevyřeší všechny konflikty, spočítáme pro zbylé sporné stavy </text:span><text:span text:style-name="T18">LALR(1) lookahead množiny</text:span><text:span text:style-name="T15">.</text:span></text:p>
      <text:p text:style-name="P4"><text:span text:style-name="T15"><text:tab/>Pokud v parseru zůstanou </text:span><text:span text:style-name="T18">shift</text:span><text:span text:style-name="T15">/</text:span><text:span text:style-name="T18">reduce</text:span><text:span text:style-name="T15"> konflikty, vyřešíme je tak, že dáme přednost akci </text:span><text:span text:style-name="T18">shift</text:span><text:span text:style-name="T15">. Důvod, proč tak činíme, je čistě pragmatický; řešíme tak např. konflikt „plandajícího else“, kde pokud si vybereme nějaké pravidlo, podle kterého bychom ho chtěli řešit, měli bychom docela problém napsat jednoznačnou a hlavně užitečnou gramatiku. Proto jsem se inspiroval u tvůrců bisona a </text:span><text:span text:style-name="T18">shift</text:span><text:span text:style-name="T15">/</text:span><text:span text:style-name="T18">reduce</text:span><text:span text:style-name="T15"> konflikty jsou pro můj generátor závdavek akorát pro warning. ComputeTables je schopná vygenerovat i HTML log grafu stavů, ve kterém si může uživatel procházet výsledný parser i s </text:span><text:span text:style-name="T18">lookahead množinami</text:span><text:span text:style-name="T15"> a zkoumat konflikty. U každého konfliktu je navíc přítomno ospravedlnění, proč se daný konfliktní symbol nachází ve sporné </text:span><text:span text:style-name="T18">lookahead množině</text:span><text:span text:style-name="T15">. Tento nápad jsem přejal ze systému SAIDE </text:span><text:span text:style-name="T20">[2].</text:span></text:p>
      <text:p text:style-name="P4"><text:span text:style-name="T15"><text:tab/>Posledně se zastavím ještě nad lexerem. Uživatel pro něj může popisovat podobu terminálních symbolů regulárními výrazy a původně jsem i zvažoval, že napíši vlastní automat na regulární výrazy, ale pak jsem si to naštěstí vymluvil. Uvědomil jsem si, že to, co bych chtěl provozovat, by byl automat, který by zkoušel paralelně všechny výrazy, které si uživatel zadal. </text:span><text:soft-page-break/><text:span text:style-name="T15">Když jsem tuto ideu přeložil zpět do jazyka regulární výrazů, napadlo mne vytvořit regulární výraz, ve kterém by byly všechny uživatelovy výrazy odděleny ořítkem. Lexer tedy funguje tak, že si nechá z-JIT-kompilovat takovýhle regulární výraz od .NETího Regex enginu a spouští ho na vstupní řetězec za konec posledního nalezeného tokenu. Jednotlivé, ořítky oddělené, výrazy tvoří pojmenované skupiny a díky elegantnímu návrhu .NETích tříd na práci s regulárními výrazy není těžké po úspěšném namatchování celého řetězce zjistit, která skupina se namatchovala.</text:span></text:p>
      <text:p text:style-name="P4"><text:span text:style-name="T15"/></text:p>
      <text:p text:style-name="P4"><text:span text:style-name="T15"/></text:p>
      <text:p text:style-name="P4"><text:span text:style-name="T15"/></text:p>
      <text:p text:style-name="P3"><text:span text:style-name="T15">Reference</text:span></text:p>
      <text:p text:style-name="P4"><text:span text:style-name="T15"><text:tab/></text:span><text:span text:style-name="T20">[1] DeRemer Frank and Pennello Thomas: Efficient Computation of LALR(1) Look-Ahead Sets; ACM Transactions on Programming Languages and Systems, Vol. 4, No. 4, October 1982, Pages 615-649.</text:span></text:p>
      <text:p text:style-name="P4"><text:span text:style-name="T20"><text:tab/> </text:span><text:a xlink:type="simple" xlink:href="http://www.win.tue.nl/~wsinswan/softwaretools/material/DeRemer_Pennello.pdf"><text:span text:style-name="T15">http://www.win.tue.nl/~wsinswan/softwaretools/material/DeRemer_Pennello.pdf</text:span></text:a></text:p>
      <text:p text:style-name="P4"><text:span text:style-name="T15"/></text:p>
      <text:p text:style-name="P4"><text:span text:style-name="T20"><text:tab/>[2] Passos Leonardo Teixeira, Bigonha Mariza A. S. and Bigonha Roberto S. : A Methodology for Removing LALR(k) Confli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iří Maršík</meta:initial-creator>
    <meta:creation-date>2009-09-19T17:13:42.12</meta:creation-date>
    <dc:date>2009-09-23T15:19:29.75</dc:date>
    <dc:creator>Jiří Maršík</dc:creator>
    <meta:editing-duration>PT22H02M56S</meta:editing-duration>
    <meta:editing-cycles>44</meta:editing-cycles>
    <meta:generator>OpenOffice.org/3.0$Win32 OpenOffice.org_project/300m15$Build-9379</meta:generator>
    <meta:document-statistic meta:table-count="0" meta:image-count="0" meta:object-count="1" meta:page-count="4" meta:paragraph-count="31" meta:word-count="2098" meta:character-count="13603"/>
    <meta:user-defined meta:name="Informace 1"/>
    <meta:user-defined meta:name="Informace 2"/>
    <meta:user-defined meta:name="Informace 3"/>
    <meta:user-defined meta:name="Informace 4"/>
  </office:meta>
</office:document-meta>
</file>

<file path=Object 1/content.xml><?xml version="1.0" encoding="utf-8"?>
<!DOCTYPE math  PUBLIC '-//OpenOffice.org//DTD Modified W3C MathML 1.01//EN'  'math.dtd'>
<math:math xmlns:math="http://www.w3.org/1998/Math/MathML">
  <math:semantics>
    <math:mrow>
      <math:mo math:stretchy="false">∀</math:mo>
      <math:mi>A</math:mi>
      <math:mo math:stretchy="false">→</math:mo>
      <math:mo math:stretchy="false">α</math:mo>
      <math:mn>.</math:mn>
      <math:mi>B</math:mi>
      <math:mrow>
        <math:mo math:stretchy="false">β</math:mo>
        <math:mo math:stretchy="false">∈</math:mo>
        <math:mi>M</math:mi>
      </math:mrow>
      <math:mi>,</math:mi>
      <math:mo math:stretchy="false">∀</math:mo>
      <math:mi>B</math:mi>
      <math:mo math:stretchy="false">→</math:mo>
      <math:mrow>
        <math:mo math:stretchy="false">γ</math:mo>
        <math:mo math:stretchy="false">∈</math:mo>
        <math:mi>P</math:mi>
      </math:mrow>
      <math:mi math:fontstyle="normal">:</math:mi>
      <math:mi>B</math:mi>
      <math:mo math:stretchy="false">→</math:mo>
      <math:mn>.</math:mn>
      <math:mrow>
        <math:mo math:stretchy="false">γ</math:mo>
        <math:mo math:stretchy="false">∈</math:mo>
        <math:mi>M</math:mi>
      </math:mrow>
    </math:mrow>
    <math:annotation math:encoding="StarMath 5.0">forall A rightarrow %alpha . B %beta in M, forall  B rightarrow %gamma in P: B rightarrow . %gamma in M </math:annotation>
  </math:semantics>
</math:math>
</file>